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>
    <office:event-listeners>
      <script:event-listener script:language="ooo:script" script:event-name="dom:DOMFocusIn" xlink:href="vnd.sun.star.script:Webdicom.JavaPlugin.dicomImport?language=Basic&amp;location=application"/>
    </office:event-listeners>
  </office:scripts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language="ru" fo:country="RU"/>
    </style:style>
    <style:style style:name="P4" style:family="paragraph">
      <style:paragraph-properties fo:text-align="center"/>
      <style:text-properties fo:font-size="15pt"/>
    </style:style>
    <style:style style:name="P5" style:family="paragraph">
      <style:paragraph-properties fo:text-align="start"/>
      <style:text-properties style:text-line-through-style="none" fo:font-style="normal" style:text-underline-style="non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Sect1" style:family="section">
      <style:section-properties style:editable="true">
        <style:columns fo:column-count="1" fo:column-gap="0cm"/>
      </style:section-properties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Форма" form:apply-filter="true" form:command-type="table" form:control-implementation="ooo:com.sun.star.form.component.Form" office:target-frame="" xlink:href="">
          <form:button form:name="BtnSend" form:control-implementation="ooo:com.sun.star.form.component.CommandButton" form:id="control1" form:label="Отправить..." form:printable="false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Webdicom.JavaPlugin.dicomExport?language=Basic&amp;location=application"/>
            </office:event-listeners>
          </form:button>
          <form:textarea form:name="TextLogging" form:control-implementation="ooo:com.sun.star.form.component.TextField" form:id="control2" form:printable="false" form:current-value="Статус обработки задания:&#10;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</form:form>
      </office:forms>
      <text:variable-decls>
        <text:variable-decl office:value-type="string" text:name="ID"/>
        <text:variable-decl office:value-type="string" text:name="0020000D"/>
        <text:variable-decl office:value-type="string" text:name="0020000E"/>
        <text:variable-decl office:value-type="string" text:name="00080020"/>
        <text:variable-decl office:value-type="string" text:name="00200010"/>
        <text:variable-decl office:value-type="string" text:name="00100010"/>
        <text:variable-decl office:value-type="string" text:name="00080060"/>
        <text:variable-decl office:value-type="string" text:name="00100030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Внутренний номер исследования</text:span>: <text:variable-set text:name="ID" office:value-type="string">NULL</text:variable-set></text:p>
      <text:p text:style-name="P1"/>
      <text:p text:style-name="P1">study UID:<text:variable-set text:name="0020000D" office:value-type="string">NULL</text:variable-set></text:p>
      <text:p text:style-name="P1">Study Series UID:<text:variable-set text:name="0020000E" office:value-type="string">NULL</text:variable-set></text:p>
      <text:p text:style-name="P1">study Modality<text:span text:style-name="T2">:</text:span><text:span text:style-name="T2"><text:variable-set text:name="00080060" office:value-type="string">Не задано</text:variable-set></text:span></text:p>
      <text:p text:style-name="P1">study Date:<text:variable-set text:name="00080020" office:value-type="string">NULL</text:variable-set></text:p>
      <text:p text:style-name="Standard"/>
      <text:p text:style-name="Standard"><text:span text:style-name="T1">study ID: </text:span><text:span text:style-name="T1"><text:variable-set text:name="00200010" office:value-type="string">NULL</text:variable-set></text:span></text:p>
      <text:p text:style-name="P2">ФИО: <text:variable-set text:name="00100010" office:value-type="string">NULL</text:variable-set> </text:p>
      <text:p text:style-name="Standard"/>
      <text:p text:style-name="Standard"/>
      <text:p text:style-name="Standard"/>
      <text:p text:style-name="Standard"/>
      <text:p text:style-name="P2">Описание:</text:p>
      <text:section text:style-name="Sect1" text:name="Раздел1">
        <text:p text:style-name="P2"/>
        <text:p text:style-name="P2"/>
        <text:p text:style-name="Standard"><text:span text:style-name="T2">Пол: </text:span><text:span text:style-name="T2"><text:drop-down text:name="00100040"><text:label text:value="М"/><text:label text:value="Ж"/>М</text:drop-down></text:span></text:p>
        <text:p text:style-name="P2">ДР: <text:variable-set text:name="00100030" office:value-type="string">NULL</text:variable-set></text:p>
        <text:p text:style-name="Standard"/>
      </text:section>
      <text:p text:style-name="Standard"><draw:control text:anchor-type="paragraph" draw:z-index="0" draw:style-name="gr1" draw:text-style-name="P4" svg:width="3.664cm" svg:height="1.119cm" svg:x="0.115cm" svg:y="0.305cm" draw:control="control1"/></text:p>
      <text:p text:style-name="Standard"/>
      <text:p text:style-name="Standard"/>
      <text:p text:style-name="Standard"/>
      <text:p text:style-name="Standard"><draw:control text:anchor-type="paragraph" draw:z-index="1" draw:style-name="gr1" draw:text-style-name="P5" svg:width="16.567cm" svg:height="2.851cm" svg:x="0.175cm" svg:y="0.189cm" draw:control="control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2">Внутренний номер исследования</text:span>: <text:variable-set text:name="ID" office:value-type="string">NULL</text:variable-set></text:p>
      <text:p text:style-name="P1"/>
      <text:p text:style-name="P1">study UID:<text:variable-set text:name="0020000D" office:value-type="string">NULL</text:variable-set></text:p>
      <text:p text:style-name="P1">Study Series UID:<text:variable-set text:name="0020000E" office:value-type="string">NULL</text:variable-set></text:p>
      <text:p text:style-name="P1">study Modality<text:span text:style-name="T2">:</text:span><text:span text:style-name="T2"><text:variable-set text:name="00080060" office:value-type="string">Не задано</text:variable-set></text:span></text:p>
      <text:p text:style-name="P1">study Date:<text:variable-set text:name="00080020" office:value-type="string">NULL</text:variable-set></text:p>
      <text:p text:style-name="P1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3H54M36S</meta:editing-duration>
    <meta:editing-cycles>36</meta:editing-cycles>
    <meta:generator>OpenOffice.org/3.2$Win32 OpenOffice.org_project/320m12$Build-9483</meta:generator>
    <dc:date>2011-02-08T17:02:59.39</dc:date>
    <dc:creator>Dmitry Derenok</dc:creator>
    <meta:document-statistic meta:table-count="0" meta:image-count="0" meta:object-count="0" meta:page-count="1" meta:paragraph-count="15" meta:word-count="38" meta:character-count="265"/>
    <meta:user-defined meta:name="Info 1"/>
    <meta:user-defined meta:name="Info 2"/>
    <meta:user-defined meta:name="Info 3"/>
    <meta:user-defined meta:name="Info 4"/>
  </office:meta>
</office:document-meta>
</file>